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WW8Num1" style:master-page-name="Standard">
      <style:paragraph-properties fo:margin-left="-0.005cm" fo:margin-right="0cm" fo:margin-top="0cm" fo:margin-bottom="0.212cm" fo:line-height="150%" fo:text-indent="0cm" style:auto-text-indent="false">
        <style:tab-stops>
          <style:tab-stop style:position="9.758cm" style:type="center"/>
        </style:tab-stops>
      </style:paragraph-properties>
    </style:style>
    <style:style style:name="P2" style:family="paragraph" style:parent-style-name="Standard" style:list-style-name="WW8Num1">
      <style:paragraph-properties fo:margin-left="-0.005cm" fo:margin-right="0cm" fo:margin-top="0cm" fo:margin-bottom="0.212cm" fo:line-height="150%" fo:text-indent="0cm" style:auto-text-indent="false">
        <style:tab-stops>
          <style:tab-stop style:position="9.758cm" style:type="center"/>
        </style:tab-stops>
      </style:paragraph-properties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1">
        <text:list-item>
          <text:p text:style-name="P1">Aprire il file <text:span text:style-name="T1">Sim12</text:span>.</text:p>
        </text:list-item>
        <text:list-item>
          <text:p text:style-name="P2">Nel foglio Tabella Dati dare il nome P1 e P2 alle due celle C2 e C3 rispettivamente.</text:p>
        </text:list-item>
        <text:list-item>
          <text:p text:style-name="P2">Nel foglio Tabella Dati inserire il commento "Serie di Fibonacci" nella cella A1.</text:p>
        </text:list-item>
        <text:list-item>
          <text:p text:style-name="P2">Nel foglio Tabella Dati inserire nella cella C17 il rapporto tra le celle C14 e C13.<text:line-break/>Utilizzare Dati -&gt; Tabella per completare la tabella considerando come variabili i valori P1 e P2.</text:p>
        </text:list-item>
        <text:list-item>
          <text:p text:style-name="P2">Nel foglio PC in uso utilizza la funzione CERCA.VERT per inserire la popolazione totale (il valore va preso dal foglio Popolazione) nell'intervallo C4:C18.<text:line-break/>Calcolare il rapporto tra numero di PC e popolazione nell'intervallo D4:D18.</text:p>
        </text:list-item>
        <text:list-item>
          <text:p text:style-name="P2">Al foglio PC aggiungere la serie di dati C3:C18 del foglio PC in uso.<text:line-break/>Impostare a 0 la distanza tra le barre.<text:line-break/>Cambiare il tipo di grafico a barre in pila percentuale (100%).</text:p>
        </text:list-item>
        <text:list-item>
          <text:p text:style-name="P2">Consolidare i dati dei fogli Mondo2002, Mondo2003, Mondo2004 in modo da calcolare la media dei tre anni nel foglio Mondo02-04.</text:p>
        </text:list-item>
        <text:list-item>
          <text:p text:style-name="P2">Nel foglio Mondo2003 utilizzare una funzione database per conteggiare le nazioni con più di 80.000.000 di abitanti.<text:line-break/>Utilizza copia/incolla speciale per salvare il valore ottenuto in un'altra cella.<text:line-break/>Modificare la zona dei criteri per contare i paesi con meno di 20.000.000 di abitanti.</text:p>
        </text:list-item>
        <text:list-item>
          <text:p text:style-name="P2">Ordina la tabella nel foglio g25 per Anno e quindi per Continente.<text:line-break/>Aggiungere i subtotali della popolazione per anno e per continente.</text:p>
        </text:list-item>
        <text:list-item>
          <text:p text:style-name="P2">Nel foglio Mondo2002 utilizzare la formattazione condizionale per evidenziare con uno sfondo rosso i valori di popolazione superiori a 80.000.000 e con uno sfondo blu quelli inferiori a 20.000.000.</text:p>
        </text:list-item>
        <text:list-item>
          <text:p text:style-name="P2">Creare una tabella PIVOT per i dati del foglio g25(2) in modo da avere Anno in riga, Continente in colonna e Somma di Popolazione in dati.<text:line-break/>Inserire la tabella PIVOT nel foglio stesso a partire dalla cella A80.<text:line-break/>Applicare la formattazione automatica Rapporto 2.</text:p>
        </text:list-item>
        <text:list-item>
          <text:p text:style-name="P2">Inserire la password “statistiche” come password di apertura del file.</text:p>
        </text:list-item>
        <text:list-item>
          <text:p text:style-name="P2">Blocca tutte le celle del foglio Tabella Dati ad eccezione delle due celle C2 e C3.<text:line-break/>Utilizza la password “blocco” per la protezione del foglio.</text:p>
        </text:list-item>
        <text:list-item>
          <text:p text:style-name="P2">Nascondi il foglio Popolazion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T1" style:family="text">
      <style:text-properties style:text-outline="true" style:font-name="Comic Sans MS" fo:font-weight="bold" style:font-weight-asian="bold"/>
    </style:style>
    <style:page-layout style:name="pm1">
      <style:page-layout-properties fo:page-width="20.999cm" fo:page-height="29.699cm" style:num-format="1" style:print-orientation="portrait" fo:margin-top="1.249cm" fo:margin-bottom="0cm" fo:margin-left="1.752cm" fo:margin-right="0.998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><text:span text:style-name="T1">SIMULAZIONE 12<text:line-break/>(Foglio Elettronico Avanzato)</text:span></text:p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SIMULAZIONE 5</dc:title>
    <meta:initial-creator>Marco</meta:initial-creator>
    <meta:creation-date>2006-05-24T21:18:00</meta:creation-date>
    <dc:creator>Marco</dc:creator>
    <dc:date>2006-07-14T12:33:00</dc:date>
    <dc:language>it-IT</dc:language>
    <meta:editing-cycles>5</meta:editing-cycles>
    <meta:editing-duration>PT4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340" meta:character-count="2062"/>
  </office:meta>
</office:document-meta>
</file>